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1C8800002249000025983A5607BF.svg" manifest:media-type="image/svg+xml"/>
  <manifest:file-entry manifest:full-path="Pictures/100002010000014C0000016C083336D9.png" manifest:media-type="image/png"/>
  <manifest:file-entry manifest:full-path="Pictures/10001D4A00002249000025985282B3AC.svg" manifest:media-type="image/svg+xml"/>
  <manifest:file-entry manifest:full-path="Pictures/100002010000014C0000016C0D3756F8.png" manifest:media-type="image/png"/>
  <manifest:file-entry manifest:full-path="Pictures/100002010000014C0000016CBFD27AD6.png" manifest:media-type="image/png"/>
  <manifest:file-entry manifest:full-path="Pictures/10001E6B0000224900002598A4DD7ECE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6" text:anchor-type="paragraph" svg:x="4.3409in" svg:y="6.7492in" svg:width="2.5in" svg:height="2.7402in" draw:z-index="5"><draw:image xlink:href="Pictures/10001E6B0000224900002598A4DD7ECE.svg" xlink:type="simple" xlink:show="embed" xlink:actuate="onLoad"/><draw:image xlink:href="Pictures/100002010000014C0000016C0D3756F8.png" xlink:type="simple" xlink:show="embed" xlink:actuate="onLoad"/></draw:frame><draw:frame draw:style-name="fr1" draw:name="Image5" text:anchor-type="paragraph" svg:x="0.1055in" svg:y="6.7425in" svg:width="2.5in" svg:height="2.7402in" draw:z-index="4"><draw:image xlink:href="Pictures/10001E6B0000224900002598A4DD7ECE.svg" xlink:type="simple" xlink:show="embed" xlink:actuate="onLoad"/><draw:image xlink:href="Pictures/100002010000014C0000016C0D3756F8.png" xlink:type="simple" xlink:show="embed" xlink:actuate="onLoad"/></draw:frame><draw:frame draw:style-name="fr1" draw:name="Image4" text:anchor-type="paragraph" svg:x="4.3409in" svg:y="3.4138in" svg:width="2.5in" svg:height="2.7402in" draw:z-index="3"><draw:image xlink:href="Pictures/10001E6B0000224900002598A4DD7ECE.svg" xlink:type="simple" xlink:show="embed" xlink:actuate="onLoad"/><draw:image xlink:href="Pictures/100002010000014C0000016C0D3756F8.png" xlink:type="simple" xlink:show="embed" xlink:actuate="onLoad"/></draw:frame><draw:frame draw:style-name="fr1" draw:name="Image1" text:anchor-type="paragraph" svg:x="4.3409in" svg:y="0.0555in" svg:width="2.5in" svg:height="2.7402in" draw:z-index="2"><draw:image xlink:href="Pictures/10001E6B0000224900002598A4DD7ECE.svg" xlink:type="simple" xlink:show="embed" xlink:actuate="onLoad"/><draw:image xlink:href="Pictures/100002010000014C0000016C0D3756F8.png" xlink:type="simple" xlink:show="embed" xlink:actuate="onLoad"/></draw:frame><draw:frame draw:style-name="fr1" draw:name="Image3" text:anchor-type="paragraph" svg:x="0.1055in" svg:y="3.4571in" svg:width="2.5in" svg:height="2.7402in" draw:z-index="1"><draw:image xlink:href="Pictures/10001E6B0000224900002598A4DD7ECE.svg" xlink:type="simple" xlink:show="embed" xlink:actuate="onLoad"/><draw:image xlink:href="Pictures/100002010000014C0000016C0D3756F8.png" xlink:type="simple" xlink:show="embed" xlink:actuate="onLoad"/></draw:frame><draw:frame draw:style-name="fr1" draw:name="Image2" text:anchor-type="paragraph" svg:x="0.1055in" svg:y="0.0484in" svg:width="2.5in" svg:height="2.7402in" draw:z-index="0"><draw:image xlink:href="Pictures/10001E6B0000224900002598A4DD7ECE.svg" xlink:type="simple" xlink:show="embed" xlink:actuate="onLoad"/><draw:image xlink:href="Pictures/100002010000014C0000016C0D3756F8.png" xlink:type="simple" xlink:show="embed" xlink:actuate="onLoad"/></draw:frame></text:p>
      <text:p text:style-name="P1"><draw:frame draw:style-name="fr1" draw:name="Image12" text:anchor-type="paragraph" svg:x="-0.0043in" svg:y="3.4189in" svg:width="2.5in" svg:height="2.7402in" draw:z-index="11"><draw:image xlink:href="Pictures/10001D4A00002249000025985282B3AC.svg" xlink:type="simple" xlink:show="embed" xlink:actuate="onLoad"/><draw:image xlink:href="Pictures/100002010000014C0000016C083336D9.png" xlink:type="simple" xlink:show="embed" xlink:actuate="onLoad"/></draw:frame><draw:frame draw:style-name="fr1" draw:name="Image7" text:anchor-type="paragraph" svg:x="-0.0043in" svg:y="0in" svg:width="2.5in" svg:height="2.7402in" draw:z-index="10"><draw:image xlink:href="Pictures/10001D4A00002249000025985282B3AC.svg" xlink:type="simple" xlink:show="embed" xlink:actuate="onLoad"/><draw:image xlink:href="Pictures/100002010000014C0000016C083336D9.png" xlink:type="simple" xlink:show="embed" xlink:actuate="onLoad"/></draw:frame><draw:frame draw:style-name="fr1" draw:name="Image11" text:anchor-type="paragraph" svg:x="-0.0043in" svg:y="6.6937in" svg:width="2.5in" svg:height="2.7402in" draw:z-index="9"><draw:image xlink:href="Pictures/10001D4A00002249000025985282B3AC.svg" xlink:type="simple" xlink:show="embed" xlink:actuate="onLoad"/><draw:image xlink:href="Pictures/100002010000014C0000016C083336D9.png" xlink:type="simple" xlink:show="embed" xlink:actuate="onLoad"/></draw:frame><draw:frame draw:style-name="fr1" draw:name="Image10" text:anchor-type="paragraph" svg:x="4.4102in" svg:y="6.6937in" svg:width="2.5in" svg:height="2.7402in" draw:z-index="8"><draw:image xlink:href="Pictures/10001D4A00002249000025985282B3AC.svg" xlink:type="simple" xlink:show="embed" xlink:actuate="onLoad"/><draw:image xlink:href="Pictures/100002010000014C0000016C083336D9.png" xlink:type="simple" xlink:show="embed" xlink:actuate="onLoad"/></draw:frame><draw:frame draw:style-name="fr1" draw:name="Image9" text:anchor-type="paragraph" svg:x="4.4102in" svg:y="3.398in" svg:width="2.5in" svg:height="2.7402in" draw:z-index="7"><draw:image xlink:href="Pictures/10001D4A00002249000025985282B3AC.svg" xlink:type="simple" xlink:show="embed" xlink:actuate="onLoad"/><draw:image xlink:href="Pictures/100002010000014C0000016C083336D9.png" xlink:type="simple" xlink:show="embed" xlink:actuate="onLoad"/></draw:frame><draw:frame draw:style-name="fr1" draw:name="Image8" text:anchor-type="paragraph" svg:x="4.4102in" svg:y="0in" svg:width="2.5in" svg:height="2.7402in" draw:z-index="6"><draw:image xlink:href="Pictures/10001D4A00002249000025985282B3AC.svg" xlink:type="simple" xlink:show="embed" xlink:actuate="onLoad"/><draw:image xlink:href="Pictures/100002010000014C0000016C083336D9.png" xlink:type="simple" xlink:show="embed" xlink:actuate="onLoad"/></draw:frame></text:p>
      <text:p text:style-name="P1"><draw:frame draw:style-name="fr1" draw:name="Image13" text:anchor-type="paragraph" svg:x="-0.0146in" svg:y="0in" svg:width="2.5in" svg:height="2.7402in" draw:z-index="12"><draw:image xlink:href="Pictures/10001C8800002249000025983A5607BF.svg" xlink:type="simple" xlink:show="embed" xlink:actuate="onLoad"/><draw:image xlink:href="Pictures/100002010000014C0000016CBFD27AD6.png" xlink:type="simple" xlink:show="embed" xlink:actuate="onLoad"/></draw:frame><draw:frame draw:style-name="fr1" draw:name="Image14" text:anchor-type="paragraph" svg:x="4.4209in" svg:y="0in" svg:width="2.5in" svg:height="2.7402in" draw:z-index="13"><draw:image xlink:href="Pictures/10001C8800002249000025983A5607BF.svg" xlink:type="simple" xlink:show="embed" xlink:actuate="onLoad"/><draw:image xlink:href="Pictures/100002010000014C0000016CBFD27AD6.png" xlink:type="simple" xlink:show="embed" xlink:actuate="onLoad"/></draw:frame><draw:frame draw:style-name="fr1" draw:name="Image15" text:anchor-type="paragraph" svg:x="4.4209in" svg:y="6.6937in" svg:width="2.5in" svg:height="2.7402in" draw:z-index="14"><draw:image xlink:href="Pictures/10001C8800002249000025983A5607BF.svg" xlink:type="simple" xlink:show="embed" xlink:actuate="onLoad"/><draw:image xlink:href="Pictures/100002010000014C0000016CBFD27AD6.png" xlink:type="simple" xlink:show="embed" xlink:actuate="onLoad"/></draw:frame><draw:frame draw:style-name="fr1" draw:name="Image16" text:anchor-type="paragraph" svg:x="4.4209in" svg:y="3.3457in" svg:width="2.5in" svg:height="2.7402in" draw:z-index="15"><draw:image xlink:href="Pictures/10001C8800002249000025983A5607BF.svg" xlink:type="simple" xlink:show="embed" xlink:actuate="onLoad"/><draw:image xlink:href="Pictures/100002010000014C0000016CBFD27AD6.png" xlink:type="simple" xlink:show="embed" xlink:actuate="onLoad"/></draw:frame><draw:frame draw:style-name="fr1" draw:name="Image17" text:anchor-type="paragraph" svg:x="-0.0146in" svg:y="6.6937in" svg:width="2.5in" svg:height="2.7402in" draw:z-index="16"><draw:image xlink:href="Pictures/10001C8800002249000025983A5607BF.svg" xlink:type="simple" xlink:show="embed" xlink:actuate="onLoad"/><draw:image xlink:href="Pictures/100002010000014C0000016CBFD27AD6.png" xlink:type="simple" xlink:show="embed" xlink:actuate="onLoad"/></draw:frame><draw:frame draw:style-name="fr1" draw:name="Image18" text:anchor-type="paragraph" svg:x="-0.0146in" svg:y="3.348in" svg:width="2.5in" svg:height="2.7402in" draw:z-index="17"><draw:image xlink:href="Pictures/10001C8800002249000025983A5607BF.svg" xlink:type="simple" xlink:show="embed" xlink:actuate="onLoad"/><draw:image xlink:href="Pictures/100002010000014C0000016CBFD27A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mer </meta:initial-creator>
    <meta:creation-date>2016-03-12T09:29:48.956560955</meta:creation-date>
    <dc:date>2016-03-19T18:06:11.887853809</dc:date>
    <dc:creator>gomer </dc:creator>
    <meta:editing-duration>PT17M58S</meta:editing-duration>
    <meta:editing-cycles>3</meta:editing-cycles>
    <meta:generator>LibreOffice/4.3.3.2$Linux_X86_64 LibreOffice_project/430m0$Build-2</meta:generator>
    <meta:document-statistic meta:table-count="0" meta:image-count="18" meta:object-count="0" meta:page-count="3" meta:paragraph-count="0" meta:word-count="0" meta:character-count="0" meta:non-whitespace-character-count="0"/>
  </office:meta>
</office:document-meta>
</file>